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09_10-36-36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9_13-53-47_000.jpg</text:p>
          </table:table-cell>
          <table:table-cell table:style-name="ce20" office:value-type="string">
            <text:p>:m music / log / kb / || s.1:f-17,patt,block=B;arrange,score+,,k.Am,,R=1 || s.2:res,research,for=s.1;伴奏;合う音程;RH,”R”の記載はなし,score+,,k.Am,,R=2 || s.3:et-N,etude,derive-from=s.2のres,for=循環フレーズ,“R”は”2”と記載,score+,,k.Am,,R=3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music / log / kb / || s.1:f-17,patt,block=B;arrange,score+,,k.Am,,R=1 || s.2:res,research,for=s.1;伴奏;合う音程;RH,”R”の記載はなし,score+,,k.Am,,R=2 || s.3:et-N,etude,derive-from=s.2のres,for=循環フレーズ,“R”は”2”と記載,score+,,k.Am,,R=3">
            <text:p>:m music / log / kb / || s.1:f-17,patt,block=B;arrange,score+,,k.Am,,R=1 || s.2:res,research,for=s.1;伴奏;合う音程;RH,”R”の記載はなし,score+,,k.Am,,R=2 || s.3:et-N,etude,derive-from=s.2のres,for=循環フレーズ,“R”は”2”と記載,score+,,k.Am,,R=3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09_17-33-01_000.jpg</text:p>
          </table:table-cell>
          <table:table-cell table:style-name="ce20" office:value-type="string">
            <text:p>:m 1*1 RES / 245 / 『不活性結合・不活性分子の活性化』「二酸化炭素固定化の新展開」　鷹野絢、岩澤伸治 / p.153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1*1 RES / 245 / 『不活性結合・不活性分子の活性化』「二酸化炭素固定化の新展開」　鷹野絢、岩澤伸治 / p.153">
            <text:p>:m 1*1 RES / 245 / 『不活性結合・不活性分子の活性化』「二酸化炭素固定化の新展開」　鷹野絢、岩澤伸治 / p.153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09_18-49-26_000.jpg</text:p>
          </table:table-cell>
          <table:table-cell table:style-name="ce16" office:value-type="string">
            <text:p>:m music / log / gt / || s.1:f-112,patt,tu=DADGAD,score+,,k.D || s.2:f-N,frase,no-memo,tu=DG,next=write-out,,,k.D,,R=1 || s.3:et-N,etude,for=f-112,score+,,k.D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music / log / gt / || s.1:f-112,patt,tu=DADGAD,score+,,k.D || s.2:f-N,frase,no-memo,tu=DG,next=write-out,,,k.D,,R=1 || s.3:et-N,etude,for=f-112,score+,,k.D">
            <text:p>:m music / log / gt / || s.1:f-112,patt,tu=DADGAD,score+,,k.D || s.2:f-N,frase,no-memo,tu=DG,next=write-out,,,k.D,,R=1 || s.3:et-N,etude,for=f-112,score+,,k.D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09_20-54-58_000.jpg</text:p>
          </table:table-cell>
          <table:table-cell table:style-name="ce20" office:value-type="string">
            <text:p>:m 食べた物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10_00-25-05_000.jpg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10_06-15-53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10_07-48-29_000.jpg</text:p>
          </table:table-cell>
          <table:table-cell table:style-name="ce20" office:value-type="string">
            <text:p>:m other / 記録　文書 / @自室 / 朝体操 / hip-hopダンス / id=16.n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other / 記録　文書 / @自室 / 朝体操 / hip-hopダンス / id=16.n">
            <text:p>:m other / 記録　文書 / @自室 / 朝体操 / hip-hopダンス / id=16.n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9_12-55-40_000.mp4</text:p>
          </table:table-cell>
          <table:table-cell table:style-name="ce3" office:value-type="string">
            <text:p>-*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-*">
            <text:p>-*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09_13-06-25_000.mp4</text:p>
          </table:table-cell>
          <table:table-cell table:style-name="ce6" office:value-type="string">
            <text:p>:VIDEO / @自宅 / メモ / kb,keyboard / 演奏、play / k-2020-0409-1 / f-17,patt,block=B;arrange,score+,,k.Am,,R=1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VIDEO / @自宅 / メモ / kb,keyboard / 演奏、play / k-2020-0409-1 / f-17,patt,block=B;arrange,score+,,k.Am,,R=1">
            <text:p>:VIDEO / @自宅 / メモ / kb,keyboard / 演奏、play / k-2020-0409-1 / f-17,patt,block=B;arrange,score+,,k.Am,,R=1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09_13-14-00_000.mp4</text:p>
          </table:table-cell>
          <table:table-cell table:style-name="ce6" office:value-type="string">
            <text:p>:VIDEO / @自宅 / メモ / kb,keyboard / 演奏、play / k-2020-0409-2 / res,research,for=s.1;伴奏;合う音程;RH,”R”の記載はなし,score+,,k.Am,,R=2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VIDEO / @自宅 / メモ / kb,keyboard / 演奏、play / k-2020-0409-2 / res,research,for=s.1;伴奏;合う音程;RH,”R”の記載はなし,score+,,k.Am,,R=2">
            <text:p>:VIDEO / @自宅 / メモ / kb,keyboard / 演奏、play / k-2020-0409-2 / res,research,for=s.1;伴奏;合う音程;RH,”R”の記載はなし,score+,,k.Am,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09_13-51-06_000.mp4</text:p>
          </table:table-cell>
          <table:table-cell table:style-name="ce6" office:value-type="string">
            <text:p>:VIDEO / @自宅 / メモ / kb,keyboard / 演奏、play / k-2020-0409-3 / et-N,etude,derive-from=s.2のres,for=循環フレーズ,“R”は”2”と記載,score+,,k.Am,,R=3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宅 / メモ / kb,keyboard / 演奏、play / k-2020-0409-3 / et-N,etude,derive-from=s.2のres,for=循環フレーズ,“R”は”2”と記載,score+,,k.Am,,R=3">
            <text:p>:VIDEO / @自宅 / メモ / kb,keyboard / 演奏、play / k-2020-0409-3 / et-N,etude,derive-from=s.2のres,for=循環フレーズ,“R”は”2”と記載,score+,,k.Am,,R=3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09_18-41-31_000.mp4</text:p>
          </table:table-cell>
          <table:table-cell table:style-name="ce6" office:value-type="string">
            <text:p>:VIDEO / @自宅 / メモ / guitar,gt / 演奏、play / g-2020-040X-X / f-N,frase,no-memo,tu=DG,next=write-out,,,k.D,,R=1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VIDEO / @自宅 / メモ / guitar,gt / 演奏、play / g-2020-040X-X / f-N,frase,no-memo,tu=DG,next=write-out,,,k.D,,R=1">
            <text:p>:VIDEO / @自宅 / メモ / guitar,gt / 演奏、play / g-2020-040X-X / f-N,frase,no-memo,tu=DG,next=write-out,,,k.D,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09_19-11-25_000.mp4</text:p>
          </table:table-cell>
          <table:table-cell table:style-name="ce6" office:value-type="string">
            <text:p>:VIDEO / @自宅 / メモ / sax / 演奏、play / s-2020-0409-1 / ??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VIDEO / @自宅 / メモ / sax / 演奏、play / s-2020-0409-1 / ??">
            <text:p>:VIDEO / @自宅 / メモ / sax / 演奏、play / s-2020-0409-1 / ??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10_07-25-01_000.mp4</text:p>
          </table:table-cell>
          <table:table-cell table:style-name="ce6" office:value-type="string">
            <text:p>:VIDEO / @自宅 / 体操 / hip-hopダンス、ヒップホップ / h-2020-0409-1 / id=16.n</text:p>
          </table:table-cell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string" office:string-value=":VIDEO / @自宅 / 体操 / hip-hopダンス、ヒップホップ / h-2020-0409-1 / id=16.n">
            <text:p>:VIDEO / @自宅 / 体操 / hip-hopダンス、ヒップホップ / h-2020-0409-1 / id=16.n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10_07-41-55_000.mp4</text:p>
          </table:table-cell>
          <table:table-cell table:style-name="ce6" office:value-type="string">
            <text:p>:VIDEO / @自宅 / 体操 / hip-hopダンス、ヒップホップ / h-2020-0409-2 / id=16</text:p>
          </table:table-cell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string" office:string-value=":VIDEO / @自宅 / 体操 / hip-hopダンス、ヒップホップ / h-2020-0409-2 / id=16">
            <text:p>:VIDEO / @自宅 / 体操 / hip-hopダンス、ヒップホップ / h-2020-0409-2 / id=16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7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7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0">2020/04/10</text:date>, <text:time>09:27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0T09:27:02.30</dc:date>
    <dc:creator>iwabuchi ken</dc:creator>
    <meta:editing-duration>P19DT10H21M20S</meta:editing-duration>
    <meta:editing-cycles>7653</meta:editing-cycles>
    <meta:document-statistic meta:table-count="1" meta:cell-count="751" meta:object-count="0"/>
  </office:meta>
</office:document-meta>
</file>